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6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5.75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text-position=""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  <style:text-properties style:text-position="" style:font-name="Arial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padding="0.071cm"/>
      <style:text-properties style:font-name="Arial"/>
    </style:style>
    <style:style style:name="ce8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33333" fo:font-size="10pt" style:font-name-asian="Calibri" style:font-size-asian="10pt" style:font-name-complex="Calibri" style:font-size-complex="10pt"/>
    </style:style>
    <style:style style:name="T4" style:family="text">
      <style:text-properties fo:font-size="10pt" style:font-size-asian="10pt" style:font-size-complex="10pt" fo:color="#333333" style:font-name-asian="Calibri" style:font-name-complex="Calibri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926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72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3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59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608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57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34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33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6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8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89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na - na - Valeur=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Finess PMSI permettant la transmission sur e-PM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Finess géographique rattaché au finess PM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2 CP -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table:style-name="ce2" office:value-type="string" calcext:value-type="string">
            <text:p>Type 2 CP -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style-name="ce2" office:value-type="string" calcext:value-type="string">
            <text:p>Type 2 CP - 27 - Valeur 000 pour le régime général. A prendre sur l’attestation de droits ou la prise en charge pour autres régimes si pré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style-name="ce2" office:value-type="string" calcext:value-type="string">
            <text:p>Type 2 CP - 40 - N° attribué par l'établiss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2 CP - 50 -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style-name="ce2" office:value-type="string" calcext:value-type="string">
            <text:p>Type 2 CP - 63 -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style-name="ce2" office:value-type="string" calcext:value-type="string">
            <text:p>Type 3 CP -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style-name="ce2" office:value-type="string" calcext:value-type="string">
            <text:p>Type 3 CP - 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Justification exo TM</text:p>
          </table:table-cell>
          <table:table-cell office:value-type="string" calcext:value-type="string">
            <text:p>JE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Spécialité exécutant</text:p>
          </table:table-cell>
          <table:table-cell office:value-type="string" calcext:value-type="string">
            <text:p>SPE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na - na - Blan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B</text:p>
          </table:table-cell>
          <table:table-cell office:value-type="string" calcext:value-type="string">
            <text:p>Date des soins</text:p>
          </table:table-cell>
          <table:table-cell office:value-type="string" calcext:value-type="string">
            <text:p>DSO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auche/Espace</text:p>
          </table:table-cell>
          <table:table-cell table:style-name="ce3" office:value-type="string" calcext:value-type="string">
            <text:p><text:span text:style-name="T2">Type 3 CP - 44 - </text:span><text:span text:style-name="T3">ATTENTION : format différent de la norme B2 (8 car. demandé contre 6 car. norme B2)</text:span><text:span text:style-name="T2">M - odification liée au format de la date (JJMMAAAA)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Code acte</text:p>
          </table:table-cell>
          <table:table-cell office:value-type="string" calcext:value-type="string">
            <text:p>CAC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56 - 4+1</text:p>
          </table:table-cell>
          <table:table-cell/>
          <table:table-cell office:value-type="string" calcext:value-type="string">
            <text:p>4+1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style-name="ce2" office:value-type="string" calcext:value-type="string">
            <text:p>Type 3 CP - 61 - Compléter par « 0 » dev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COEF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style-name="ce2" office:value-type="string" calcext:value-type="string">
            <text:p>Type 3 CP - 65 - 4+2. Attention format différent par rapport à la norme B2 (3+2): compléter par 0 devant</text:p>
          </table:table-cell>
          <table:table-cell/>
          <table:table-cell office:value-type="string" calcext:value-type="string">
            <text:p>4+2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Type de prestation intermédiaire</text:p>
          </table:table-cell>
          <table:table-cell office:value-type="string" calcext:value-type="string">
            <text:p>TP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style-name="ce2" office:value-type="string" calcext:value-type="string">
            <text:p>Note 1: Valeurs acceptées {1, 2, 3,4 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Coefficient MCO</text:p>
          </table:table-cell>
          <table:table-cell office:value-type="string" calcext:value-type="string">
            <text:p>CMC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71 - 1+4 changement position</text:p>
          </table:table-cell>
          <table:table-cell/>
          <table:table-cell office:value-type="string" calcext:value-type="string">
            <text:p>1+4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P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style-name="ce2" office:value-type="string" calcext:value-type="string">
            <text:p>Type 3 CP - 76 -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Montant Base remboursement</text:p>
          </table:table-cell>
          <table:table-cell office:value-type="string" calcext:value-type="string">
            <text:p>MB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style-name="ce2" office:value-type="string" calcext:value-type="string">
            <text:p>Type 3 CP - 83 - 6+2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Taux applicable à la prestation</text:p>
          </table:table-cell>
          <table:table-cell office:value-type="string" calcext:value-type="string">
            <text:p>TXA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style-name="ce2" office:value-type="string" calcext:value-type="string">
            <text:p>Type 3 CP - 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Montant Remboursable par la caisse (AMO)</text:p>
          </table:table-cell>
          <table:table-cell office:value-type="string" calcext:value-type="string">
            <text:p>MR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style-name="ce2" office:value-type="string" calcext:value-type="string">
            <text:p>Type 3 CP - 94 - 6+2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Montant des honoraire (dépassement compris) ou Montant total de la dépense pour PH</text:p>
          </table:table-cell>
          <table:table-cell office:value-type="string" calcext:value-type="string">
            <text:p>MHO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style-name="ce2" office:value-type="string" calcext:value-type="string">
            <text:p>Type 3 CP - 102 - 6+2 - Montant total de la dépense, dépassement compris (chambre particulière...)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Montant remboursable par l'organisme complémentaire (AMC)</text:p>
          </table:table-cell>
          <table:table-cell office:value-type="string" calcext:value-type="string">
            <text:p>MRAMC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style-name="ce2" office:value-type="string" calcext:value-type="string">
            <text:p>Type 3 CP - 122 -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4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Numéro facture</text:p>
          </table:table-cell>
          <table:table-cell office:value-type="string" calcext:value-type="string">
            <text:p>NFACT</text:p>
          </table:table-cell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Type 2 CP 30 - N° attribué par le partenaire de santé. Il ne doit pas y avoir de N° en double, durant la période à déterminer avec l'assurance maladie. Le numéro de la facture doit etre différent de zéro. 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982cm" svg:y="15.518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4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3">
          <table:table-cell office:value-type="string" calcext:value-type="string">
            <text:p>Infos du RSFA, prises sur le manuel PREFACE 2.8.0.2 au paragraphe 6.2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La saisie a été faite manuellement, par copier-coller depuis le fichier PDF puis adaptation manuelle des inform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Le format est applicable à partir de M03 2018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Il n'y a pas eu de modifications par rapport à 2017</text:p>
          </table:table-cell>
        </table:table-row>
      </table:table>
      <table:table table:name="sql" table:style-name="ta1">
        <office:forms form:automatic-focus="false" form:apply-design-mode="false"/>
        <table:table-column table:style-name="co12" table:number-columns-repeated="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chell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typesql</text:p>
          </table:table-cell>
          <table:table-cell office:value-type="string" calcext:value-type="string">
            <text:p>sql</text:p>
          </table:table-cell>
        </table:table-row>
        <table:table-row table:style-name="ro1">
          <table:table-cell table:formula="of:=[champs.C2]" office:value-type="string" office:string-value="TENR" calcext:value-type="string">
            <text:p>TENR</text:p>
          </table:table-cell>
          <table:table-cell table:formula="of:=[champs.D2]" office:value-type="float" office:value="1" calcext:value-type="float">
            <text:p>1</text:p>
          </table:table-cell>
          <table:table-cell table:number-columns-repeated="2"/>
          <table:table-cell table:formula="of:=[champs.I2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];&quot; &quot;;[.F2];&quot;(&quot;;[.B2];&quot;), --&quot;;[champs.B2];&quot; &quot;;[champs.K2])" office:value-type="string" office:string-value="TENR VARCHAR(1), --Type d'enregistrement na - na - Valeur=B" calcext:value-type="string">
            <text:p>TENR VARCHAR(1), --Type d'enregistrement na - na - Valeur=B</text:p>
          </table:table-cell>
        </table:table-row>
        <table:table-row table:style-name="ro1">
          <table:table-cell table:formula="of:=[champs.C3]" office:value-type="string" office:string-value="FINESS" calcext:value-type="string">
            <text:p>FINESS</text:p>
          </table:table-cell>
          <table:table-cell table:formula="of:=[champs.D3]" office:value-type="float" office:value="9" calcext:value-type="float">
            <text:p>9</text:p>
          </table:table-cell>
          <table:table-cell table:number-columns-repeated="2"/>
          <table:table-cell table:formula="of:=[champs.I3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3];&quot; &quot;;[.F3];&quot;(&quot;;[.B3];&quot;), --&quot;;[champs.B3];&quot; &quot;;[champs.K3])" office:value-type="string" office:string-value="FINESS VARCHAR(9), --Numéro FINESS d’inscription ePMSI Finess PMSI permettant la transmission sur e-PMSI" calcext:value-type="string">
            <text:p>FINESS VARCHAR(9), --Numéro FINESS d’inscription ePMSI Finess PMSI permettant la transmission sur e-PMSI</text:p>
          </table:table-cell>
        </table:table-row>
        <table:table-row table:style-name="ro1">
          <table:table-cell table:formula="of:=[champs.C4]" office:value-type="string" office:string-value="FINESG" calcext:value-type="string">
            <text:p>FINESG</text:p>
          </table:table-cell>
          <table:table-cell table:formula="of:=[champs.D4]" office:value-type="float" office:value="9" calcext:value-type="float">
            <text:p>9</text:p>
          </table:table-cell>
          <table:table-cell table:number-columns-repeated="2"/>
          <table:table-cell table:formula="of:=[champs.I4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4];&quot; &quot;;[.F4];&quot;(&quot;;[.B4];&quot;), --&quot;;[champs.B4];&quot; &quot;;[champs.K4])" office:value-type="string" office:string-value="FINESG VARCHAR(9), --Numéro FINESS géographique Finess géographique rattaché au finess PMSI" calcext:value-type="string">
            <text:p>FINESG VARCHAR(9), --Numéro FINESS géographique Finess géographique rattaché au finess PMSI</text:p>
          </table:table-cell>
        </table:table-row>
        <table:table-row table:style-name="ro1">
          <table:table-cell table:formula="of:=[champs.C5]" office:value-type="string" office:string-value="NIA" calcext:value-type="string">
            <text:p>NIA</text:p>
          </table:table-cell>
          <table:table-cell table:formula="of:=[champs.D5]" office:value-type="float" office:value="13" calcext:value-type="float">
            <text:p>13</text:p>
          </table:table-cell>
          <table:table-cell table:number-columns-repeated="2"/>
          <table:table-cell table:formula="of:=[champs.I5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5];&quot; &quot;;[.F5];&quot;(&quot;;[.B5];&quot;), --&quot;;[champs.B5];&quot; &quot;;[champs.K5])" office:value-type="string" office:string-value="NIA VARCHAR(13), --N° immatriculation assuré Type 2 CP - 12" calcext:value-type="string">
            <text:p>NIA VARCHAR(13), --N° immatriculation assuré Type 2 CP - 12</text:p>
          </table:table-cell>
        </table:table-row>
        <table:table-row table:style-name="ro1">
          <table:table-cell table:formula="of:=[champs.C6]" office:value-type="string" office:string-value="CNI" calcext:value-type="string">
            <text:p>CNI</text:p>
          </table:table-cell>
          <table:table-cell table:formula="of:=[champs.D6]" office:value-type="float" office:value="2" calcext:value-type="float">
            <text:p>2</text:p>
          </table:table-cell>
          <table:table-cell table:number-columns-repeated="2"/>
          <table:table-cell table:formula="of:=[champs.I6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6];&quot; &quot;;[.F6];&quot;(&quot;;[.B6];&quot;), --&quot;;[champs.B6];&quot; &quot;;[champs.K6])" office:value-type="string" office:string-value="CNI NUMERIC(2), --Clé du n° immatriculation Type 2 CP - 25" calcext:value-type="string">
            <text:p>CNI NUMERIC(2), --Clé du n° immatriculation Type 2 CP - 25</text:p>
          </table:table-cell>
        </table:table-row>
        <table:table-row table:style-name="ro1">
          <table:table-cell table:formula="of:=[champs.C7]" office:value-type="string" office:string-value="RGB" calcext:value-type="string">
            <text:p>RGB</text:p>
          </table:table-cell>
          <table:table-cell table:formula="of:=[champs.D7]" office:value-type="float" office:value="3" calcext:value-type="float">
            <text:p>3</text:p>
          </table:table-cell>
          <table:table-cell table:number-columns-repeated="2"/>
          <table:table-cell table:formula="of:=[champs.I7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7];&quot; &quot;;[.F7];&quot;(&quot;;[.B7];&quot;), --&quot;;[champs.B7];&quot; &quot;;[champs.K7])" office:value-type="string" office:string-value="RGB NUMERIC(3), --Rang de bénéficiaire Type 2 CP - 27 - Valeur 000 pour le régime général. A prendre sur l’attestation de droits ou la prise en charge pour autres régimes si présent" calcext:value-type="string">
            <text:p>RGB NUMERIC(3), --Rang de bénéficiaire Type 2 CP - 27 - Valeur 000 pour le régime général. A prendre sur l’attestation de droits ou la prise en charge pour autres régimes si présent</text:p>
          </table:table-cell>
        </table:table-row>
        <table:table-row table:style-name="ro1">
          <table:table-cell table:formula="of:=[champs.C8]" office:value-type="string" office:string-value="NENT" calcext:value-type="string">
            <text:p>NENT</text:p>
          </table:table-cell>
          <table:table-cell table:formula="of:=[champs.D8]" office:value-type="float" office:value="9" calcext:value-type="float">
            <text:p>9</text:p>
          </table:table-cell>
          <table:table-cell table:number-columns-repeated="2"/>
          <table:table-cell table:formula="of:=[champs.I8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8];&quot; &quot;;[.F8];&quot;(&quot;;[.B8];&quot;), --&quot;;[champs.B8];&quot; &quot;;[champs.K8])" office:value-type="string" office:string-value="NENT NUMERIC(9), --N° d’entrée Type 2 CP - 40 - N° attribué par l'établissement" calcext:value-type="string">
            <text:p>NENT NUMERIC(9), --N° d’entrée Type 2 CP - 40 - N° attribué par l'établissement</text:p>
          </table:table-cell>
        </table:table-row>
        <table:table-row table:style-name="ro1">
          <table:table-cell table:formula="of:=[champs.C9]" office:value-type="string" office:string-value="NII" calcext:value-type="string">
            <text:p>NII</text:p>
          </table:table-cell>
          <table:table-cell table:formula="of:=[champs.D9]" office:value-type="float" office:value="13" calcext:value-type="float">
            <text:p>13</text:p>
          </table:table-cell>
          <table:table-cell table:number-columns-repeated="2"/>
          <table:table-cell table:formula="of:=[champs.I9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9];&quot; &quot;;[.F9];&quot;(&quot;;[.B9];&quot;), --&quot;;[champs.B9];&quot; &quot;;[champs.K9])" office:value-type="string" office:string-value="NII VARCHAR(13), --N° immatriculation individuel Type 2 CP - 50 - A renseigner si l’information est présente sur la carte Vitale, l’attestation de droits ou la prise en charge." calcext:value-type="string">
            <text:p>NII VARCHAR(13), --N° immatriculation individuel Type 2 CP - 50 - A renseigner si l’information est présente sur la carte Vitale, l’attestation de droits ou la prise en charge.</text:p>
          </table:table-cell>
        </table:table-row>
        <table:table-row table:style-name="ro1">
          <table:table-cell table:formula="of:=[champs.C10]" office:value-type="string" office:string-value="CNII" calcext:value-type="string">
            <text:p>CNII</text:p>
          </table:table-cell>
          <table:table-cell table:formula="of:=[champs.D10]" office:value-type="float" office:value="2" calcext:value-type="float">
            <text:p>2</text:p>
          </table:table-cell>
          <table:table-cell table:number-columns-repeated="2"/>
          <table:table-cell table:formula="of:=[champs.I10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0];&quot; &quot;;[.F10];&quot;(&quot;;[.B10];&quot;), --&quot;;[champs.B10];&quot; &quot;;[champs.K10])" office:value-type="string" office:string-value="CNII NUMERIC(2), --Clé du n° immatriculation individuel Type 2 CP - 63 - A prendre sur le même support que le n° immatriculation. Clé à contrôler après la saisie, cf. annexe 5 de la norme B2" calcext:value-type="string">
            <text:p>CNII NUMERIC(2), --Clé du n° immatriculation individuel Type 2 CP - 63 - A prendre sur le même support que le n° immatriculation. Clé à contrôler après la saisie, cf. annexe 5 de la norme B2</text:p>
          </table:table-cell>
        </table:table-row>
        <table:table-row table:style-name="ro1">
          <table:table-cell table:formula="of:=[champs.C11]" office:value-type="string" office:string-value="MTT" calcext:value-type="string">
            <text:p>MTT</text:p>
          </table:table-cell>
          <table:table-cell table:formula="of:=[champs.D11]" office:value-type="float" office:value="2" calcext:value-type="float">
            <text:p>2</text:p>
          </table:table-cell>
          <table:table-cell table:number-columns-repeated="2"/>
          <table:table-cell table:formula="of:=[champs.I11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1];&quot; &quot;;[.F11];&quot;(&quot;;[.B11];&quot;), --&quot;;[champs.B11];&quot; &quot;;[champs.K11])" office:value-type="string" office:string-value="MTT NUMERIC(2), --Mode de traitement Type 3 CP - 39" calcext:value-type="string">
            <text:p>MTT NUMERIC(2), --Mode de traitement Type 3 CP - 39</text:p>
          </table:table-cell>
        </table:table-row>
        <table:table-row table:style-name="ro1">
          <table:table-cell table:formula="of:=[champs.C12]" office:value-type="string" office:string-value="DPR" calcext:value-type="string">
            <text:p>DPR</text:p>
          </table:table-cell>
          <table:table-cell table:formula="of:=[champs.D12]" office:value-type="float" office:value="3" calcext:value-type="float">
            <text:p>3</text:p>
          </table:table-cell>
          <table:table-cell table:number-columns-repeated="2"/>
          <table:table-cell table:formula="of:=[champs.I12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2];&quot; &quot;;[.F12];&quot;(&quot;;[.B12];&quot;), --&quot;;[champs.B12];&quot; &quot;;[champs.K12])" office:value-type="string" office:string-value="DPR NUMERIC(3), --Discipline de prestation (ex DMT) Type 3 CP - 41" calcext:value-type="string">
            <text:p>DPR NUMERIC(3), --Discipline de prestation (ex DMT) Type 3 CP - 41</text:p>
          </table:table-cell>
        </table:table-row>
        <table:table-row table:style-name="ro1">
          <table:table-cell table:formula="of:=[champs.C13]" office:value-type="string" office:string-value="JETM" calcext:value-type="string">
            <text:p>JETM</text:p>
          </table:table-cell>
          <table:table-cell table:formula="of:=[champs.D13]" office:value-type="float" office:value="1" calcext:value-type="float">
            <text:p>1</text:p>
          </table:table-cell>
          <table:table-cell table:number-columns-repeated="2"/>
          <table:table-cell table:formula="of:=[champs.I13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13];&quot; &quot;;[.F13];&quot;(&quot;;[.B13];&quot;), --&quot;;[champs.B13];&quot; &quot;;[champs.K13])" office:value-type="string" office:string-value="JETM VARCHAR(1), --Justification exo TM Type 3 CP - 64" calcext:value-type="string">
            <text:p>JETM VARCHAR(1), --Justification exo TM Type 3 CP - 64</text:p>
          </table:table-cell>
        </table:table-row>
        <table:table-row table:style-name="ro1">
          <table:table-cell table:formula="of:=[champs.C14]" office:value-type="string" office:string-value="SPEX" calcext:value-type="string">
            <text:p>SPEX</text:p>
          </table:table-cell>
          <table:table-cell table:formula="of:=[champs.D14]" office:value-type="float" office:value="2" calcext:value-type="float">
            <text:p>2</text:p>
          </table:table-cell>
          <table:table-cell table:number-columns-repeated="2"/>
          <table:table-cell table:formula="of:=[champs.I14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14];&quot; &quot;;[.F14];&quot;(&quot;;[.B14];&quot;), --&quot;;[champs.B14];&quot; &quot;;[champs.K14])" office:value-type="string" office:string-value="SPEX VARCHAR(2), --Spécialité exécutant na - na - Blancs" calcext:value-type="string">
            <text:p>SPEX VARCHAR(2), --Spécialité exécutant na - na - Blancs</text:p>
          </table:table-cell>
        </table:table-row>
        <table:table-row table:style-name="ro1">
          <table:table-cell table:formula="of:=[champs.C15]" office:value-type="string" office:string-value="DSOI" calcext:value-type="string">
            <text:p>DSOI</text:p>
          </table:table-cell>
          <table:table-cell table:formula="of:=[champs.D15]" office:value-type="float" office:value="8" calcext:value-type="float">
            <text:p>8</text:p>
          </table:table-cell>
          <table:table-cell table:number-columns-repeated="2"/>
          <table:table-cell table:formula="of:=[champs.I15]" office:value-type="string" office:string-value="D" calcext:value-type="string">
            <text:p>D</text:p>
          </table:table-cell>
          <table:table-cell office:value-type="string" calcext:value-type="string">
            <text:p>DATE</text:p>
          </table:table-cell>
          <table:table-cell table:formula="of:=CONCATENATE([.A15];&quot; &quot;;[.F15];&quot;, --&quot;;[champs.B15];&quot; &quot;;[champs.K15])" office:value-type="string" office:string-value="DSOI DATE, --Date des soins Type 3 CP - 44 - ATTENTION : format différent de la norme B2 (8 car. demandé contre 6 car. norme B2)M - odification liée au format de la date (JJMMAAAA)" calcext:value-type="string">
            <text:p>DSOI DATE, --Date des soins Type 3 CP - 44 - ATTENTION : format différent de la norme B2 (8 car. demandé contre 6 car. norme B2)M - odification liée au format de la date (JJMMAAAA)</text:p>
          </table:table-cell>
        </table:table-row>
        <table:table-row table:style-name="ro1">
          <table:table-cell table:formula="of:=[champs.C16]" office:value-type="string" office:string-value="CACT" calcext:value-type="string">
            <text:p>CACT</text:p>
          </table:table-cell>
          <table:table-cell table:formula="of:=[champs.D1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16];&quot; &quot;;[.F16];&quot;(&quot;;[.B16];;&quot;), --&quot;;[champs.B16];&quot; &quot;;[champs.K16])" office:value-type="string" office:string-value="CACT VARCHAR(5), --Code acte Type 3 CP - 56 - 4+1" calcext:value-type="string">
            <text:p>CACT VARCHAR(5), --Code acte Type 3 CP - 56 - 4+1</text:p>
          </table:table-cell>
        </table:table-row>
        <table:table-row table:style-name="ro1">
          <table:table-cell table:formula="of:=[champs.C17]" office:value-type="string" office:string-value="QTE" calcext:value-type="string">
            <text:p>QTE</text:p>
          </table:table-cell>
          <table:table-cell table:formula="of:=[champs.D17]" office:value-type="float" office:value="3" calcext:value-type="float">
            <text:p>3</text:p>
          </table:table-cell>
          <table:table-cell table:number-columns-repeated="2"/>
          <table:table-cell table:formula="of:=[champs.I17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7];&quot; &quot;;[.F17];&quot;(&quot;;[.B17];&quot;), --&quot;;[champs.B17];&quot; &quot;;[champs.K17])" office:value-type="string" office:string-value="QTE NUMERIC(3), --Quantité Type 3 CP - 61 - Compléter par « 0 » devant" calcext:value-type="string">
            <text:p>QTE NUMERIC(3), --Quantité Type 3 CP - 61 - Compléter par « 0 » devant</text:p>
          </table:table-cell>
        </table:table-row>
        <table:table-row table:style-name="ro1">
          <table:table-cell table:formula="of:=[champs.C18]" office:value-type="string" office:string-value="COEF" calcext:value-type="string">
            <text:p>COEF</text:p>
          </table:table-cell>
          <table:table-cell table:formula="of:=[champs.D1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8];&quot; &quot;;[.F18];&quot;(&quot;;[.B18];&quot;,&quot;;[.C18];&quot;), --&quot;;[champs.B18];&quot; &quot;;[champs.K18])" office:value-type="string" office:string-value="COEF NUMERIC(6,2), --Coefficient Type 3 CP - 65 - 4+2. Attention format différent par rapport à la norme B2 (3+2): compléter par 0 devant" calcext:value-type="string">
            <text:p>COEF NUMERIC(6,2), --Coefficient Type 3 CP - 65 - 4+2. Attention format différent par rapport à la norme B2 (3+2): compléter par 0 devant</text:p>
          </table:table-cell>
        </table:table-row>
        <table:table-row table:style-name="ro1">
          <table:table-cell table:formula="of:=[champs.C19]" office:value-type="string" office:string-value="TPI" calcext:value-type="string">
            <text:p>TPI</text:p>
          </table:table-cell>
          <table:table-cell table:formula="of:=[champs.D19]" office:value-type="float" office:value="1" calcext:value-type="float">
            <text:p>1</text:p>
          </table:table-cell>
          <table:table-cell table:number-columns-repeated="2"/>
          <table:table-cell table:formula="of:=[champs.I19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19];&quot; &quot;;[.F19];&quot;(&quot;;[.B19];&quot;), --&quot;;[champs.B19];&quot; &quot;;[champs.K19])" office:value-type="string" office:string-value="TPI VARCHAR(1), --Type de prestation intermédiaire Note 1: Valeurs acceptées {1, 2, 3,4 }" calcext:value-type="string">
            <text:p>TPI VARCHAR(1), --Type de prestation intermédiaire Note 1: Valeurs acceptées {1, 2, 3,4 }</text:p>
          </table:table-cell>
        </table:table-row>
        <table:table-row table:style-name="ro1">
          <table:table-cell table:formula="of:=[champs.C20]" office:value-type="string" office:string-value="CMCO" calcext:value-type="string">
            <text:p>CMCO</text:p>
          </table:table-cell>
          <table:table-cell table:formula="of:=[champs.D20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0];&quot; &quot;;[.F20];&quot;(&quot;;[.B20];&quot;,&quot;;[.C20];&quot;), --&quot;;[champs.B20];&quot; &quot;;[champs.K20])" office:value-type="string" office:string-value="CMCO NUMERIC(5,4), --Coefficient MCO Type 3 CP - 71 - 1+4 changement position" calcext:value-type="string">
            <text:p>CMCO NUMERIC(5,4), --Coefficient MCO Type 3 CP - 71 - 1+4 changement position</text:p>
          </table:table-cell>
        </table:table-row>
        <table:table-row table:style-name="ro1">
          <table:table-cell table:formula="of:=[champs.C21]" office:value-type="string" office:string-value="F98" calcext:value-type="string">
            <text:p>F98</text:p>
          </table:table-cell>
          <table:table-cell table:formula="of:=[champs.D21]" office:value-type="float" office:value="2" calcext:value-type="float">
            <text:p>2</text:p>
          </table:table-cell>
          <table:table-cell table:number-columns-repeated="2"/>
          <table:table-cell table:formula="of:=[champs.I21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1];&quot; &quot;;[.F21];&quot;(&quot;;[.B21];&quot;), --&quot;;[champs.B21];&quot; &quot;;[champs.K21])" office:value-type="string" office:string-value="F98 VARCHAR(2), --Filler " calcext:value-type="string">
            <text:p>F98 VARCHAR(2), --Filler </text:p>
          </table:table-cell>
        </table:table-row>
        <table:table-row table:style-name="ro1">
          <table:table-cell table:formula="of:=[champs.C22]" office:value-type="string" office:string-value="PU" calcext:value-type="string">
            <text:p>PU</text:p>
          </table:table-cell>
          <table:table-cell table:formula="of:=[champs.D22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2];&quot; &quot;;[.F22];&quot;(&quot;;[.B22];&quot;,&quot;;[.C22];&quot;), --&quot;;[champs.B22];&quot; &quot;;[champs.K22])" office:value-type="string" office:string-value="PU NUMERIC(7,2), --Prix Unitaire Type 3 CP - 76 - 5+2" calcext:value-type="string">
            <text:p>PU NUMERIC(7,2), --Prix Unitaire Type 3 CP - 76 - 5+2</text:p>
          </table:table-cell>
        </table:table-row>
        <table:table-row table:style-name="ro1">
          <table:table-cell table:formula="of:=[champs.C23]" office:value-type="string" office:string-value="MBR" calcext:value-type="string">
            <text:p>MBR</text:p>
          </table:table-cell>
          <table:table-cell table:formula="of:=[champs.D23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3];&quot; &quot;;[.F23];&quot;(&quot;;[.B23];&quot;,&quot;;[.C23];&quot;), --&quot;;[champs.B23];&quot; &quot;;[champs.K23])" office:value-type="string" office:string-value="MBR NUMERIC(8,2), --Montant Base remboursement Type 3 CP - 83 - 6+2" calcext:value-type="string">
            <text:p>MBR NUMERIC(8,2), --Montant Base remboursement Type 3 CP - 83 - 6+2</text:p>
          </table:table-cell>
        </table:table-row>
        <table:table-row table:style-name="ro1">
          <table:table-cell table:formula="of:=[champs.C24]" office:value-type="string" office:string-value="TXAP" calcext:value-type="string">
            <text:p>TXAP</text:p>
          </table:table-cell>
          <table:table-cell table:formula="of:=[champs.D24]" office:value-type="float" office:value="3" calcext:value-type="float">
            <text:p>3</text:p>
          </table:table-cell>
          <table:table-cell table:number-columns-repeated="2"/>
          <table:table-cell table:formula="of:=[champs.I24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4];&quot; &quot;;[.F24];&quot;(&quot;;[.B24];&quot;), --&quot;;[champs.B24];&quot; &quot;;[champs.K24])" office:value-type="string" office:string-value="TXAP NUMERIC(3), --Taux applicable à la prestation Type 3 CP - 91" calcext:value-type="string">
            <text:p>TXAP NUMERIC(3), --Taux applicable à la prestation Type 3 CP - 91</text:p>
          </table:table-cell>
        </table:table-row>
        <table:table-row table:style-name="ro1">
          <table:table-cell table:formula="of:=[champs.C25]" office:value-type="string" office:string-value="MRAMO" calcext:value-type="string">
            <text:p>MRAMO</text:p>
          </table:table-cell>
          <table:table-cell table:formula="of:=[champs.D25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5];&quot; &quot;;[.F25];&quot;(&quot;;[.B25];&quot;,&quot;;[.C25];&quot;), --&quot;;[champs.B25];&quot; &quot;;[champs.K25])" office:value-type="string" office:string-value="MRAMO NUMERIC(8,2), --Montant Remboursable par la caisse (AMO) Type 3 CP - 94 - 6+2" calcext:value-type="string">
            <text:p>MRAMO NUMERIC(8,2), --Montant Remboursable par la caisse (AMO) Type 3 CP - 94 - 6+2</text:p>
          </table:table-cell>
        </table:table-row>
        <table:table-row table:style-name="ro1">
          <table:table-cell table:formula="of:=[champs.C26]" office:value-type="string" office:string-value="MHOT" calcext:value-type="string">
            <text:p>MHOT</text:p>
          </table:table-cell>
          <table:table-cell table:formula="of:=[champs.D26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6];&quot; &quot;;[.F26];&quot;(&quot;;[.B26];&quot;,&quot;;[.C26];&quot;), --&quot;;[champs.B26];&quot; &quot;;[champs.K26])" office:value-type="string" office:string-value="MHOT NUMERIC(8,2), --Montant des honoraire (dépassement compris) ou Montant total de la dépense pour PH Type 3 CP - 102 - 6+2 - Montant total de la dépense, dépassement compris (chambre particulière...)" calcext:value-type="string">
            <text:p>MHOT NUMERIC(8,2), --Montant des honoraire (dépassement compris) ou Montant total de la dépense pour PH Type 3 CP - 102 - 6+2 - Montant total de la dépense, dépassement compris (chambre particulière...)</text:p>
          </table:table-cell>
        </table:table-row>
        <table:table-row table:style-name="ro1">
          <table:table-cell table:formula="of:=[champs.C27]" office:value-type="string" office:string-value="MRAMC" calcext:value-type="string">
            <text:p>MRAMC</text:p>
          </table:table-cell>
          <table:table-cell table:formula="of:=[champs.D27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7];&quot; &quot;;[.F27];&quot;(&quot;;[.B27];&quot;,&quot;;[.C27];&quot;), --&quot;;[champs.B27];&quot; &quot;;[champs.K27])" office:value-type="string" office:string-value="MRAMC NUMERIC(7,2), --Montant remboursable par l'organisme complémentaire (AMC) Type 3 CP - 122 - 5+2" calcext:value-type="string">
            <text:p>MRAMC NUMERIC(7,2), --Montant remboursable par l'organisme complémentaire (AMC) Type 3 CP - 122 - 5+2</text:p>
          </table:table-cell>
        </table:table-row>
        <table:table-row table:style-name="ro1">
          <table:table-cell table:formula="of:=[champs.C28]" office:value-type="string" office:string-value="F141" calcext:value-type="string">
            <text:p>F141</text:p>
          </table:table-cell>
          <table:table-cell table:formula="of:=[champs.D28]" office:value-type="float" office:value="15" calcext:value-type="float">
            <text:p>15</text:p>
          </table:table-cell>
          <table:table-cell table:number-columns-repeated="2"/>
          <table:table-cell table:formula="of:=[champs.I28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8];&quot; &quot;;[.F28];&quot;(&quot;;[.B28];&quot;), --&quot;;[champs.B28];&quot; &quot;;[champs.K28])" office:value-type="string" office:string-value="F141 VARCHAR(15), --Filler " calcext:value-type="string">
            <text:p>F141 VARCHAR(15), --Filler </text:p>
          </table:table-cell>
        </table:table-row>
        <table:table-row table:style-name="ro1">
          <table:table-cell table:formula="of:=[champs.C29]" office:value-type="string" office:string-value="NFACT" calcext:value-type="string">
            <text:p>NFACT</text:p>
          </table:table-cell>
          <table:table-cell table:formula="of:=[champs.D29]" office:value-type="float" office:value="9" calcext:value-type="float">
            <text:p>9</text:p>
          </table:table-cell>
          <table:table-cell table:number-columns-repeated="2"/>
          <table:table-cell table:formula="of:=[champs.I29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9];&quot; &quot;;[.F29];&quot;(&quot;;[.B29];&quot;), --&quot;;[champs.B29];&quot; &quot;;[champs.K29])" office:value-type="string" office:string-value="NFACT NUMERIC(9), --Numéro facture Type 2 CP 30 - N° attribué par le partenaire de santé. Il ne doit pas y avoir de N° en double, durant la période à déterminer avec l'assurance maladie. Le numéro de la facture doit etre différent de zéro. " calcext:value-type="string">
            <text:p>NFACT NUMERIC(9), --Numéro facture Type 2 CP 30 - N° attribué par le partenaire de santé. Il ne doit pas y avoir de N° en double, durant la période à déterminer avec l'assurance maladie. Le numéro de la facture doit etre différent de zéro. 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4">00/00/0000</text:date>, <text:time style:data-style-name="N2" text:time-value="19:28:37.7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_20_1" style:display-name="PageStyle_Feuil2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4-09-04T19:31:07.436000000</dc:date>
    <meta:editing-duration>PT4H10M17S</meta:editing-duration>
    <meta:editing-cycles>43</meta:editing-cycles>
    <meta:document-statistic meta:table-count="3" meta:cell-count="488" meta:object-count="0"/>
  </office:meta>
</office:document-meta>
</file>